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9d92" officeooo:paragraph-rsid="00029d92"/>
    </style:style>
    <style:style style:name="P2" style:family="paragraph" style:parent-style-name="Standard">
      <style:text-properties officeooo:rsid="00048c64" officeooo:paragraph-rsid="00048c64"/>
    </style:style>
    <style:style style:name="P3" style:family="paragraph" style:parent-style-name="Standard">
      <style:text-properties officeooo:rsid="0005f6ef" officeooo:paragraph-rsid="0005f6ef"/>
    </style:style>
    <style:style style:name="P4" style:family="paragraph" style:parent-style-name="Standard">
      <style:text-properties officeooo:rsid="0005f6ef" officeooo:paragraph-rsid="005fd40a"/>
    </style:style>
    <style:style style:name="P5" style:family="paragraph" style:parent-style-name="Standard">
      <style:text-properties officeooo:rsid="0007202a" officeooo:paragraph-rsid="0007202a"/>
    </style:style>
    <style:style style:name="P6" style:family="paragraph" style:parent-style-name="Standard">
      <style:text-properties officeooo:rsid="0007e605" officeooo:paragraph-rsid="0007e605"/>
    </style:style>
    <style:style style:name="P7" style:family="paragraph" style:parent-style-name="Standard">
      <style:text-properties fo:font-style="italic" officeooo:rsid="00120ec8" officeooo:paragraph-rsid="00120ec8" style:font-style-asian="italic" style:font-style-complex="italic"/>
    </style:style>
    <style:style style:name="P8" style:family="paragraph" style:parent-style-name="Standard">
      <style:text-properties fo:font-style="italic" officeooo:rsid="00120ec8" officeooo:paragraph-rsid="00677a85" style:font-style-asian="italic" style:font-style-complex="italic"/>
    </style:style>
    <style:style style:name="P9" style:family="paragraph" style:parent-style-name="Standard">
      <style:text-properties fo:font-style="italic" officeooo:rsid="00120ec8" officeooo:paragraph-rsid="007c5841" style:font-style-asian="italic" style:font-style-complex="italic"/>
    </style:style>
    <style:style style:name="P10" style:family="paragraph" style:parent-style-name="Standard">
      <style:text-properties fo:font-style="italic" officeooo:rsid="0060d6d1" officeooo:paragraph-rsid="0060d6d1" style:font-style-asian="italic" style:font-style-complex="italic"/>
    </style:style>
    <style:style style:name="P11" style:family="paragraph" style:parent-style-name="Standard">
      <style:text-properties fo:font-style="italic" officeooo:rsid="007d5481" officeooo:paragraph-rsid="007d5481" style:font-style-asian="italic" style:font-style-complex="italic"/>
    </style:style>
    <style:style style:name="P12" style:family="paragraph" style:parent-style-name="Standard">
      <style:text-properties officeooo:rsid="00148680" officeooo:paragraph-rsid="00148680"/>
    </style:style>
    <style:style style:name="P13" style:family="paragraph" style:parent-style-name="Standard">
      <style:text-properties officeooo:rsid="00148680" officeooo:paragraph-rsid="00677a85"/>
    </style:style>
    <style:style style:name="P14" style:family="paragraph" style:parent-style-name="Standard">
      <style:text-properties officeooo:rsid="00148680" officeooo:paragraph-rsid="007c5841"/>
    </style:style>
    <style:style style:name="P15" style:family="paragraph" style:parent-style-name="Standard">
      <style:text-properties officeooo:rsid="00148680" officeooo:paragraph-rsid="005c50e3"/>
    </style:style>
    <style:style style:name="P16" style:family="paragraph" style:parent-style-name="Standard">
      <style:text-properties officeooo:rsid="00236d68" officeooo:paragraph-rsid="00236d68"/>
    </style:style>
    <style:style style:name="P17" style:family="paragraph" style:parent-style-name="Standard">
      <style:text-properties officeooo:rsid="00236d68" officeooo:paragraph-rsid="00677a85"/>
    </style:style>
    <style:style style:name="P18" style:family="paragraph" style:parent-style-name="Standard">
      <style:text-properties officeooo:rsid="00236d68" officeooo:paragraph-rsid="007c5841"/>
    </style:style>
    <style:style style:name="P19" style:family="paragraph" style:parent-style-name="Standard">
      <style:text-properties officeooo:rsid="0024273c" officeooo:paragraph-rsid="0024273c"/>
    </style:style>
    <style:style style:name="P20" style:family="paragraph" style:parent-style-name="Standard">
      <style:text-properties officeooo:rsid="0024273c" officeooo:paragraph-rsid="00677a85"/>
    </style:style>
    <style:style style:name="P21" style:family="paragraph" style:parent-style-name="Standard">
      <style:text-properties officeooo:rsid="0024273c" officeooo:paragraph-rsid="007c5841"/>
    </style:style>
    <style:style style:name="P22" style:family="paragraph" style:parent-style-name="Standard">
      <style:text-properties officeooo:rsid="00274cb2" officeooo:paragraph-rsid="00274cb2"/>
    </style:style>
    <style:style style:name="P23" style:family="paragraph" style:parent-style-name="Standard">
      <style:text-properties officeooo:rsid="00274cb2" officeooo:paragraph-rsid="00677a85"/>
    </style:style>
    <style:style style:name="P24" style:family="paragraph" style:parent-style-name="Standard">
      <style:text-properties officeooo:rsid="00274cb2" officeooo:paragraph-rsid="007c5841"/>
    </style:style>
    <style:style style:name="P25" style:family="paragraph" style:parent-style-name="Standard">
      <style:text-properties officeooo:rsid="00291dbf" officeooo:paragraph-rsid="00291dbf"/>
    </style:style>
    <style:style style:name="P26" style:family="paragraph" style:parent-style-name="Standard">
      <style:text-properties officeooo:rsid="00291dbf" officeooo:paragraph-rsid="00677a85"/>
    </style:style>
    <style:style style:name="P27" style:family="paragraph" style:parent-style-name="Standard">
      <style:text-properties officeooo:rsid="00291dbf" officeooo:paragraph-rsid="007c5841"/>
    </style:style>
    <style:style style:name="P28" style:family="paragraph" style:parent-style-name="Standard">
      <style:text-properties officeooo:rsid="002a4caa" officeooo:paragraph-rsid="002a4caa"/>
    </style:style>
    <style:style style:name="P29" style:family="paragraph" style:parent-style-name="Standard">
      <style:text-properties officeooo:rsid="002a4caa" officeooo:paragraph-rsid="00677a85"/>
    </style:style>
    <style:style style:name="P30" style:family="paragraph" style:parent-style-name="Standard">
      <style:text-properties officeooo:rsid="002a4caa" officeooo:paragraph-rsid="007c5841"/>
    </style:style>
    <style:style style:name="P31" style:family="paragraph" style:parent-style-name="Standard">
      <style:text-properties officeooo:rsid="00029d92" officeooo:paragraph-rsid="00029d92" fo:background-color="#ffff00"/>
    </style:style>
    <style:style style:name="P32" style:family="paragraph" style:parent-style-name="Standard">
      <style:text-properties officeooo:rsid="0043233f" officeooo:paragraph-rsid="0043233f"/>
    </style:style>
    <style:style style:name="P33" style:family="paragraph" style:parent-style-name="Standard">
      <style:text-properties officeooo:rsid="0043233f" officeooo:paragraph-rsid="00677a85"/>
    </style:style>
    <style:style style:name="P34" style:family="paragraph" style:parent-style-name="Standard">
      <style:text-properties officeooo:rsid="0043233f" officeooo:paragraph-rsid="007c5841"/>
    </style:style>
    <style:style style:name="P35" style:family="paragraph" style:parent-style-name="Standard">
      <style:text-properties fo:color="#00a933" loext:opacity="100%" fo:font-weight="bold" officeooo:rsid="006396e0" officeooo:paragraph-rsid="006396e0" style:font-weight-asian="bold" style:font-weight-complex="bold"/>
    </style:style>
    <style:style style:name="P36" style:family="paragraph" style:parent-style-name="Standard">
      <style:text-properties officeooo:paragraph-rsid="006056d4"/>
    </style:style>
    <style:style style:name="P37" style:family="paragraph" style:parent-style-name="Standard">
      <style:text-properties officeooo:rsid="0060d6d1" officeooo:paragraph-rsid="0060d6d1"/>
    </style:style>
    <style:style style:name="P38" style:family="paragraph" style:parent-style-name="Standard">
      <style:text-properties officeooo:rsid="0060d6d1" officeooo:paragraph-rsid="007c5841"/>
    </style:style>
    <style:style style:name="P39" style:family="paragraph" style:parent-style-name="Standard">
      <style:text-properties fo:color="#c9211e" loext:opacity="100%" fo:font-weight="bold" officeooo:rsid="006396e0" officeooo:paragraph-rsid="006396e0" style:font-weight-asian="bold" style:font-weight-complex="bold"/>
    </style:style>
    <style:style style:name="P40" style:family="paragraph" style:parent-style-name="Standard">
      <style:text-properties fo:color="#c9211e" loext:opacity="100%" fo:font-weight="bold" officeooo:rsid="006396e0" officeooo:paragraph-rsid="007c5841" style:font-weight-asian="bold" style:font-weight-complex="bold"/>
    </style:style>
    <style:style style:name="P41" style:family="paragraph" style:parent-style-name="Standard">
      <style:text-properties fo:color="#c9211e" loext:opacity="100%" fo:font-weight="bold" officeooo:rsid="005f5735" officeooo:paragraph-rsid="0007e605" style:font-weight-asian="bold" style:font-weight-complex="bold"/>
    </style:style>
    <style:style style:name="P42" style:family="paragraph" style:parent-style-name="Standard" style:list-style-name="L1">
      <style:text-properties officeooo:rsid="00148680" officeooo:paragraph-rsid="00148680"/>
    </style:style>
    <style:style style:name="P43" style:family="paragraph" style:parent-style-name="Standard" style:list-style-name="L1">
      <style:text-properties officeooo:rsid="00148680" officeooo:paragraph-rsid="00677a85"/>
    </style:style>
    <style:style style:name="P44" style:family="paragraph" style:parent-style-name="Standard" style:list-style-name="L1">
      <style:text-properties officeooo:rsid="00148680" officeooo:paragraph-rsid="007c5841"/>
    </style:style>
    <style:style style:name="P45" style:family="paragraph" style:parent-style-name="Standard" style:list-style-name="L1">
      <style:text-properties officeooo:rsid="0022c5f3" officeooo:paragraph-rsid="0022c5f3"/>
    </style:style>
    <style:style style:name="P46" style:family="paragraph" style:parent-style-name="Standard" style:list-style-name="L1">
      <style:text-properties officeooo:rsid="0022c5f3" officeooo:paragraph-rsid="00677a85"/>
    </style:style>
    <style:style style:name="P47" style:family="paragraph" style:parent-style-name="Standard" style:list-style-name="L1">
      <style:text-properties officeooo:rsid="0022c5f3" officeooo:paragraph-rsid="007c5841"/>
    </style:style>
    <style:style style:name="P48" style:family="paragraph" style:parent-style-name="Standard" style:list-style-name="L2">
      <style:text-properties officeooo:rsid="00236d68" officeooo:paragraph-rsid="00236d68"/>
    </style:style>
    <style:style style:name="P49" style:family="paragraph" style:parent-style-name="Standard" style:list-style-name="L3">
      <style:text-properties officeooo:rsid="00236d68" officeooo:paragraph-rsid="00677a85"/>
    </style:style>
    <style:style style:name="P50" style:family="paragraph" style:parent-style-name="Standard" style:list-style-name="L4">
      <style:text-properties officeooo:rsid="00236d68" officeooo:paragraph-rsid="007c5841"/>
    </style:style>
    <style:style style:name="P51" style:family="paragraph" style:parent-style-name="Standard" style:list-style-name="L2">
      <style:text-properties fo:color="#000000" loext:opacity="100%" officeooo:rsid="00467121" officeooo:paragraph-rsid="00467121"/>
    </style:style>
    <style:style style:name="P52" style:family="paragraph" style:parent-style-name="Standard" style:list-style-name="L3">
      <style:text-properties fo:color="#000000" loext:opacity="100%" officeooo:rsid="00467121" officeooo:paragraph-rsid="00677a85"/>
    </style:style>
    <style:style style:name="P53" style:family="paragraph" style:parent-style-name="Standard" style:list-style-name="L4">
      <style:text-properties fo:color="#000000" loext:opacity="100%" officeooo:rsid="00467121" officeooo:paragraph-rsid="007c5841"/>
    </style:style>
    <style:style style:name="P54" style:family="paragraph" style:parent-style-name="Standard" style:list-style-name="L3">
      <style:text-properties fo:color="#000000" loext:opacity="100%" officeooo:rsid="00677a85" officeooo:paragraph-rsid="00677a85"/>
    </style:style>
    <style:style style:name="P55" style:family="paragraph" style:parent-style-name="Standard" style:list-style-name="L4">
      <style:text-properties fo:color="#000000" loext:opacity="100%" officeooo:rsid="00677a85" officeooo:paragraph-rsid="007c584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officeooo:rsid="005f5735"/>
    </style:style>
    <style:style style:name="T5" style:family="text">
      <style:text-properties fo:color="#c9211e" loext:opacity="100%" officeooo:rsid="00677a85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44410" style:font-weight-asian="bold" style:font-weight-complex="bold"/>
    </style:style>
    <style:style style:name="T9" style:family="text">
      <style:text-properties fo:font-weight="bold" officeooo:rsid="0068e1ad" style:font-weight-asian="bold" style:font-weight-complex="bold"/>
    </style:style>
    <style:style style:name="T10" style:family="text">
      <style:text-properties fo:font-weight="bold" officeooo:rsid="00697bb5" style:font-weight-asian="bold" style:font-weight-complex="bold"/>
    </style:style>
    <style:style style:name="T11" style:family="text">
      <style:text-properties fo:font-weight="bold" officeooo:rsid="006a8078" style:font-weight-asian="bold" style:font-weight-complex="bold"/>
    </style:style>
    <style:style style:name="T12" style:family="text">
      <style:text-properties fo:font-weight="bold" officeooo:rsid="00677a85" style:font-weight-asian="bold" style:font-weight-complex="bold"/>
    </style:style>
    <style:style style:name="T13" style:family="text">
      <style:text-properties fo:font-weight="bold" officeooo:rsid="006ceb64" style:font-weight-asian="bold" style:font-weight-complex="bold"/>
    </style:style>
    <style:style style:name="T14" style:family="text">
      <style:text-properties fo:font-weight="bold" officeooo:rsid="00800761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800761" style:font-weight-asian="normal" style:font-weight-complex="normal"/>
    </style:style>
    <style:style style:name="T17" style:family="text">
      <style:text-properties officeooo:rsid="000a06d9"/>
    </style:style>
    <style:style style:name="T18" style:family="text">
      <style:text-properties officeooo:rsid="001014a6"/>
    </style:style>
    <style:style style:name="T19" style:family="text">
      <style:text-properties officeooo:rsid="00105ee7"/>
    </style:style>
    <style:style style:name="T20" style:family="text">
      <style:text-properties officeooo:rsid="00148680"/>
    </style:style>
    <style:style style:name="T21" style:family="text">
      <style:text-properties officeooo:rsid="00274cb2"/>
    </style:style>
    <style:style style:name="T22" style:family="text">
      <style:text-properties officeooo:rsid="0027f3e6"/>
    </style:style>
    <style:style style:name="T23" style:family="text">
      <style:text-properties officeooo:rsid="002a4caa"/>
    </style:style>
    <style:style style:name="T24" style:family="text">
      <style:text-properties officeooo:rsid="002c45b9"/>
    </style:style>
    <style:style style:name="T25" style:family="text">
      <style:text-properties fo:color="#2a6099" loext:opacity="100%"/>
    </style:style>
    <style:style style:name="T26" style:family="text">
      <style:text-properties fo:color="#2a6099" loext:opacity="100%" officeooo:rsid="00274cb2"/>
    </style:style>
    <style:style style:name="T27" style:family="text">
      <style:text-properties fo:color="#2a6099" loext:opacity="100%" officeooo:rsid="0027f3e6"/>
    </style:style>
    <style:style style:name="T28" style:family="text">
      <style:text-properties fo:color="#2a6099" loext:opacity="100%" officeooo:rsid="002a4caa"/>
    </style:style>
    <style:style style:name="T29" style:family="text">
      <style:text-properties officeooo:rsid="00371c59"/>
    </style:style>
    <style:style style:name="T30" style:family="text">
      <style:text-properties officeooo:rsid="0043233f"/>
    </style:style>
    <style:style style:name="T31" style:family="text">
      <style:text-properties officeooo:rsid="00526d1c"/>
    </style:style>
    <style:style style:name="T32" style:family="text">
      <style:text-properties officeooo:rsid="00544410"/>
    </style:style>
    <style:style style:name="T33" style:family="text">
      <style:text-properties officeooo:rsid="00562c8c"/>
    </style:style>
    <style:style style:name="T34" style:family="text">
      <style:text-properties officeooo:rsid="005c50e3"/>
    </style:style>
    <style:style style:name="T35" style:family="text">
      <style:text-properties officeooo:rsid="005fe2d5"/>
    </style:style>
    <style:style style:name="T36" style:family="text">
      <style:text-properties officeooo:rsid="0065c0f1"/>
    </style:style>
    <style:style style:name="T37" style:family="text">
      <style:text-properties officeooo:rsid="00677a85"/>
    </style:style>
    <style:style style:name="T38" style:family="text">
      <style:text-properties fo:color="#00a933" loext:opacity="100%"/>
    </style:style>
    <style:style style:name="T39" style:family="text">
      <style:text-properties officeooo:rsid="006ceb64"/>
    </style:style>
    <style:style style:name="T40" style:family="text">
      <style:text-properties officeooo:rsid="00713e81"/>
    </style:style>
    <style:style style:name="T41" style:family="text">
      <style:text-properties officeooo:rsid="00713e81" fo:background-color="#ffff00" loext:char-shading-value="0"/>
    </style:style>
    <style:style style:name="T42" style:family="text">
      <style:text-properties officeooo:rsid="00750792" fo:background-color="#ffff00" loext:char-shading-value="0"/>
    </style:style>
    <style:style style:name="T43" style:family="text">
      <style:text-properties officeooo:rsid="00750792"/>
    </style:style>
    <style:style style:name="T44" style:family="text">
      <style:text-properties officeooo:rsid="007c584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Title</text:span> : <text:span text:style-name="T17">Issues with the quast html report in rule quast</text:span></text:p>
      <text:p text:style-name="P1"/>
      <text:p text:style-name="P2"><text:span text:style-name="T1">Description</text:span> :</text:p>
      <text:p text:style-name="P3">[Lancement de la commande rule quast]</text:p>
      <text:p text:style-name="P3">rule quast:</text:p>
      <text:p text:style-name="P3"><text:s text:c="4"/>input: ./rian_locus/scaffold.full.fasta</text:p>
      <text:p text:style-name="P3"><text:s text:c="4"/>output: ./rian_locus/rian_locus-eval/report.tsv</text:p>
      <text:p text:style-name="P3"><text:s text:c="4"/>jobid: 2</text:p>
      <text:p text:style-name="P3"/>
      <text:p text:style-name="P3">python /tellysis/tellink/quast-5.0.0/quast.py -m 500 -x 2500 --scaffold-gap-max-size 20000 -o ./rian_locus/rian_locus-eval -r /home/mallaury/Bureau/phd/project/GSDIa_louisa/ISA/rian_locus_assembly/genomes/mouse/mm10_correct_chr_name.fa ./rian_locus/scaffold.full.fasta</text:p>
      <text:p text:style-name="P3"/>
      <text:p text:style-name="P3">Logging to /home/mallaury/Bureau/phd/project/GSDIa_louisa/ISA/rian_locus_assembly/output/rian_locus/rian_locus-eval/quast.log</text:p>
      <text:p text:style-name="P3">NOTICE: Maximum number of threads is set to 3 (use --threads option to set it manually)</text:p>
      <text:p text:style-name="P3"/>
      <text:p text:style-name="P3">CWD: /home/mallaury/Bureau/phd/project/GSDIa_louisa/ISA/rian_locus_assembly/output</text:p>
      <text:p text:style-name="P3">Main parameters: </text:p>
      <text:p text:style-name="P3"><text:s text:c="2"/>MODE: default, threads: 3, minimum contig length: 500, minimum alignment length: 65, \</text:p>
      <text:p text:style-name="P3"><text:s text:c="2"/><text:span text:style-name="T7">ambiguity: one, threshold for extensive misassembly size: 2500</text:span></text:p>
      <text:p text:style-name="P3"/>
      <text:p text:style-name="P3">WARNING: Can't draw plots: python-matplotlib is missing or corrupted.</text:p>
      <text:p text:style-name="P3"/>
      <text:p text:style-name="P3"><text:span text:style-name="T3">Error</text:span> in rule quast:</text:p>
      <text:p text:style-name="P3"><text:s text:c="4"/>jobid: 2</text:p>
      <text:p text:style-name="P3"><text:s text:c="4"/>output: ./rian_locus/rian_locus-eval/report.tsv</text:p>
      <text:p text:style-name="P3"><text:s text:c="4"/>shell:</text:p>
      <text:p text:style-name="P3"><text:s text:c="8"/>python /tellysis/tellink/quast-5.0.0/quast.py -m 500 -x 2500 --scaffold-gap-max-size 20000 -o ./rian_locus/rian_locus-eval -r /home/mallaury/Bureau/phd/project/GSDIa_louisa/ISA/rian_locus_assembly/genomes/mouse/mm10_correct_chr_name.fa ./rian_locus/scaffold.full.fasta</text:p>
      <text:p text:style-name="P3"><text:s text:c="7"/><text:span text:style-name="T15"><text:s/>(exited with non-zero exit code)</text:span></text:p>
      <text:p text:style-name="P3"/>
      <text:p text:style-name="P3">Shutting down, this might take some time.</text:p>
      <text:p text:style-name="P3">Exiting because a job execution failed. Look above for error message</text:p>
      <text:p text:style-name="P3">Complete log: /home/mallaury/Bureau/phd/project/GSDIa_louisa/ISA/rian_locus_assembly/output/.snakemake/log/2022-01-05T050613.991998.snakemake.log</text:p>
      <text:p text:style-name="P3"/>
      <text:p text:style-name="P3"><text:span text:style-name="T1">Solution</text:span> :</text:p>
      <text:p text:style-name="P5">Google it : <text:a xlink:type="simple" xlink:href="https://github.com/ablab/quast/issues/63" text:style-name="Internet_20_link" text:visited-style-name="Visited_20_Internet_20_Link">https://github.com/ablab/quast/issues/63</text:a></text:p>
      <text:p text:style-name="P6">Quast is currently in the « Contig Analyzer » stage… <text:span text:style-name="T17">it’s the most time consuming one ! Trouble to process assemblies </text:span><text:span text:style-name="T18">=&gt; use an extension of QUAST 5.0.</text:span><text:span text:style-name="T19">0</text:span><text:span text:style-name="T18"> intended for evaluating large-scale genome assemblies (up to mammalian-size) </text:span><text:a xlink:type="simple" xlink:href="https://cab.spbu.ru/software/quast-lg/" text:style-name="Internet_20_link" text:visited-style-name="Visited_20_Internet_20_Link"><text:span text:style-name="T18">https://cab.spbu.ru/software/quast-lg/</text:span></text:a></text:p>
      <text:p text:style-name="P41"/>
      <text:p text:style-name="P35"><text:span text:style-name="T4">F</text:span><text:span text:style-name="T2">irst try</text:span></text:p>
      <text:p text:style-name="P7">How do I get into a Docker container’s shell to have access to scripts files used (here to modify a rule in a Snakefile) <text:span text:style-name="T20">and save the changes to a new Docker image</text:span>?</text:p>
      <text:p text:style-name="P12"/>
      <text:p text:style-name="P15">1) Copy image ID : <text:span text:style-name="T25">sudo docker images</text:span></text:p>
      <text:p text:style-name="P15"><text:soft-page-break/><text:span text:style-name="T34">2</text:span>) To run arbitrary commands inside an existing container and access files inside Docker container : <text:span text:style-name="T25">sudo docker run -it -u root &lt;image ID&gt; bash</text:span></text:p>
      <text:list xml:id="list3744074929" text:style-name="L1">
        <text:list-item>
          <text:p text:style-name="P42">-it option to run iterative mode</text:p>
        </text:list-item>
        <text:list-item>
          <text:p text:style-name="P42">-u root option to run Docker as root (allow to install things inside the docker container)</text:p>
        </text:list-item>
        <text:list-item>
          <text:p text:style-name="P42">&lt;mycontainer&gt; is the name or ID of the target container (run docker ps to identify the ID)</text:p>
        </text:list-item>
        <text:list-item>
          <text:p text:style-name="P45">bash option to be able to run some basics commands in bash inside the container</text:p>
        </text:list-item>
      </text:list>
      <text:p text:style-name="P16"><text:span text:style-name="T34">3</text:span>) To edit the Snakefile inside the Docker container’s shell :</text:p>
      <text:list xml:id="list4064790284" text:style-name="L2">
        <text:list-item>
          <text:p text:style-name="P48">Update : <text:span text:style-name="T25">apt-get update</text:span></text:p>
        </text:list-item>
        <text:list-item>
          <text:p text:style-name="P48">Install Vim : <text:span text:style-name="T25">apt-get install vim</text:span></text:p>
        </text:list-item>
        <text:list-item>
          <text:p text:style-name="P51">Modify t<text:span text:style-name="T31">he Snakefile : </text:span><text:span text:style-name="T8">add --large option</text:span><text:span text:style-name="T32"> </text:span><text:span text:style-name="T33">to the QUAST command</text:span></text:p>
        </text:list-item>
      </text:list>
      <text:p text:style-name="P19"><text:span text:style-name="T34">4</text:span>) <text:span text:style-name="T21">Exit Docker container : </text:span><text:span text:style-name="T26">exit</text:span></text:p>
      <text:p text:style-name="P22"><text:span text:style-name="T34">5</text:span>) <text:span text:style-name="T22">Display a list of active containers to copy the container ID : </text:span><text:span text:style-name="T27">sudo docker ps -a</text:span></text:p>
      <text:p text:style-name="P25"><text:span text:style-name="T34">6</text:span>) Save changes into a new Docker image : <text:span text:style-name="T25">sudo docker commit &lt;container ID&gt; &lt;new_image_name&gt;</text:span></text:p>
      <text:p text:style-name="P25"><text:span text:style-name="T34">7</text:span>) <text:span text:style-name="T23">Check that the new image has been created : </text:span><text:span text:style-name="T28">sudo docker images</text:span></text:p>
      <text:p text:style-name="P28"><text:span text:style-name="T34">8</text:span>) <text:span text:style-name="T24">Modify </text:span><text:span text:style-name="T29">run_tellink.sh </text:span><text:span text:style-name="T30">script to replace the image ID by the new one </text:span><text:span text:style-name="T40">(</text:span><text:span text:style-name="T41">docker-tellinkv3</text:span><text:span text:style-name="T40">)</text:span></text:p>
      <text:p text:style-name="P32"><text:span text:style-name="T34">9</text:span>) Launch the tellink pipeline</text:p>
      <text:p text:style-name="P32"/>
      <text:p text:style-name="P3"><text:span text:style-name="T3">Error</text:span> in rule quast:</text:p>
      <text:p text:style-name="P3"><text:s text:c="4"/>jobid: 2</text:p>
      <text:p text:style-name="P3"><text:s text:c="4"/>output: ./rian_locus/rian_locus-eval/report.tsv</text:p>
      <text:p text:style-name="P3"><text:s text:c="4"/>shell:</text:p>
      <text:p text:style-name="P3"><text:s text:c="8"/>python /tellysis/tellink/quast-5.0.0/quast.py -m 500 -x 2500 --large --scaffold-gap-max-size 20000 -o ./rian_locus/rian_locus-eval -r /home/mallaury/Bureau/phd/project/GSDIa_louisa/ISA/rian_locus_assembly/genomes/mouse/mm10_correct_chr_name.fa ./rian_locus/scaffold.full.fasta</text:p>
      <text:p text:style-name="P3"><text:s text:c="8"/>(exited with non-zero exit code)</text:p>
      <text:p text:style-name="P3"/>
      <text:p text:style-name="P3">Shutting down, this might take some time.</text:p>
      <text:p text:style-name="P3">Exiting because a job execution failed. Look above for error message</text:p>
      <text:p text:style-name="P3">Complete log: /home/mallaury/Bureau/phd/project/GSDIa_louisa/ISA/rian_locus_assembly/output/.snakemake/log/2022-01-05T061521.112415.snakemake.log</text:p>
      <text:p text:style-name="P3"/>
      <text:p text:style-name="P4"><text:span text:style-name="T1">Solution</text:span> :</text:p>
      <text:p text:style-name="P36"><text:span text:style-name="T35">In the manual of QUAST 5.0 : « </text:span><text:span text:style-name="Source_20_Text"><text:span text:style-name="T6">--large</text:span></text:span> </text:p>
      <text:p text:style-name="Standard">Genome is large (typically &gt; 100 Mbp). Use optimal parameters for evaluation of large genomes. Affects speed and accuracy. In particular, imposes <text:span text:style-name="Source_20_Text">--eukaryote --min-contig 3000 --min-alignment 500 --extensive-mis-size 7000</text:span> (can be overridden manually with the corresponding options). In addition, this mode tries to identify misassemblies caused by transposable elements and exclude them from the number of misassemblies. See <text:a xlink:type="simple" xlink:href="http://dx.doi.org/10.1093/bioinformatics/bty266" text:style-name="Internet_20_link" text:visited-style-name="Visited_20_Internet_20_Link">Mikheenko et al., 2018</text:a> for more details. »</text:p>
      <text:p text:style-name="Standard"/>
      <text:p text:style-name="P39">Second try</text:p>
      <text:p text:style-name="P10">Here the mouse genome is way more than 100 Mbp : ~ 2.5 billon of base pairs. <text:span text:style-name="T36">Use optimal parameters for evaluation of large genomes</text:span></text:p>
      <text:p text:style-name="P37"/>
      <text:p text:style-name="P8"><text:span text:style-name="T37">Same as before because we need to </text:span>get into a Docker container’s shell to have access to scripts files used (here to modify a rule in a Snakefile) <text:span text:style-name="T20">and save the changes to a new Docker image</text:span>?</text:p>
      <text:p text:style-name="P13"/>
      <text:p text:style-name="P13">1) Copy image ID : <text:span text:style-name="T25">sudo docker images</text:span></text:p>
      <text:p text:style-name="P13"><text:span text:style-name="T34">2</text:span>) To run arbitrary commands inside an existing container and access files inside Docker container : <text:span text:style-name="T25">sudo docker run -it -u root &lt;image ID&gt; bash</text:span></text:p>
      <text:list xml:id="list174401437684065" text:continue-list="list3744074929" text:style-name="L1">
        <text:list-item>
          <text:p text:style-name="P43"><text:soft-page-break/>-it option to run iterative mode</text:p>
        </text:list-item>
        <text:list-item>
          <text:p text:style-name="P43">-u root option to run Docker as root (allow to install things inside the docker container)</text:p>
        </text:list-item>
        <text:list-item>
          <text:p text:style-name="P43">&lt;mycontainer&gt; is the name or ID of the target container (run docker ps to identify the ID)</text:p>
        </text:list-item>
        <text:list-item>
          <text:p text:style-name="P46">bash option to be able to run some basics commands in bash inside the container</text:p>
        </text:list-item>
      </text:list>
      <text:p text:style-name="P17"><text:span text:style-name="T34">3</text:span>) To edit the Snakefile inside the Docker container’s shell :</text:p>
      <text:list xml:id="list3405495247" text:style-name="L3">
        <text:list-item>
          <text:p text:style-name="P49">Update : <text:span text:style-name="T25">apt-get update</text:span></text:p>
        </text:list-item>
        <text:list-item>
          <text:p text:style-name="P49">Install Vim : <text:span text:style-name="T25">apt-get install vim</text:span></text:p>
        </text:list-item>
        <text:list-item>
          <text:p text:style-name="P52">Modify t<text:span text:style-name="T31">he Snakefile : </text:span><text:span text:style-name="T12">add and change some values in the quast command </text:span></text:p>
          <text:list>
            <text:list-item>
              <text:p text:style-name="P52"><text:span text:style-name="T5">Original command</text:span><text:span text:style-name="T37"> : python /tellysis/tellink/quast-5.0.0/quast.py -m 500 -x 2500 --large --scaffold-gap-max-size 20000 -o ./rian_locus/rian_locus-eval -r /home/mallaury/Bureau/phd/project/GSDIa_louisa/ISA/rian_locus_assembly/genomes/mouse/mm10_correct_chr_name.fa</text:span></text:p>
            </text:list-item>
            <text:list-item>
              <text:p text:style-name="P54"><text:span text:style-name="T38">Modified command</text:span> : python /tellysis/tellink/quast-5.0.0/quast.py <text:span text:style-name="T7">-m </text:span><text:span text:style-name="T9">3000</text:span> <text:span text:style-name="T7">-x </text:span><text:span text:style-name="T11">7000</text:span> <text:span text:style-name="T15">--</text:span>large <text:span text:style-name="T7">--</text:span><text:span text:style-name="T10">eukaryote</text:span> <text:span text:style-name="T7">--</text:span><text:span text:style-name="T13">min-alignment 500</text:span><text:span text:style-name="T39"> </text:span>--scaffold-gap-max-size 20000 -o ./rian_locus/rian_locus-eval -r /home/mallaury/Bureau/phd/project/GSDIa_louisa/ISA/rian_locus_assembly/genomes/mouse/mm10_correct_chr_name.fa</text:p>
            </text:list-item>
          </text:list>
        </text:list-item>
      </text:list>
      <text:p text:style-name="P20"><text:span text:style-name="T34">4</text:span>) <text:span text:style-name="T21">Exit Docker container : </text:span><text:span text:style-name="T26">exit</text:span></text:p>
      <text:p text:style-name="P23"><text:span text:style-name="T34">5</text:span>) <text:span text:style-name="T22">Display a list of active containers to copy the container ID : </text:span><text:span text:style-name="T27">sudo docker ps -a</text:span></text:p>
      <text:p text:style-name="P26"><text:span text:style-name="T34">6</text:span>) Save changes into a new Docker image : <text:span text:style-name="T25">sudo docker commit &lt;container ID&gt; &lt;new_image_name&gt;</text:span></text:p>
      <text:p text:style-name="P26"><text:span text:style-name="T34">7</text:span>) <text:span text:style-name="T23">Check that the new image has been created : </text:span><text:span text:style-name="T28">sudo docker images</text:span></text:p>
      <text:p text:style-name="P29"><text:span text:style-name="T34">8</text:span>) <text:span text:style-name="T24">Modify </text:span><text:span text:style-name="T29">run_tellink.sh </text:span><text:span text:style-name="T30">script to replace the image ID by the new one </text:span><text:span text:style-name="T43">(</text:span><text:span text:style-name="T42">docker-tellinkv4</text:span><text:span text:style-name="T43">)</text:span></text:p>
      <text:p text:style-name="P33"><text:span text:style-name="T34">9</text:span>) Launch the tellink pipeline</text:p>
      <text:p text:style-name="P33"/>
      <text:p text:style-name="P40"><text:span text:style-name="T44">Third</text:span> try</text:p>
      <text:p text:style-name="P11">Maybe the quality of the date used is bad… so we need to lower the threshold for a contig length (default value : 500)</text:p>
      <text:p text:style-name="P38"/>
      <text:p text:style-name="P9"><text:span text:style-name="T37">Same as before because we need to </text:span>get into a Docker container’s shell to have access to scripts files used (here to modify a rule in a Snakefile) <text:span text:style-name="T20">and save the changes to a new Docker image</text:span>?</text:p>
      <text:p text:style-name="P14"/>
      <text:p text:style-name="P14">1) Copy image ID : <text:span text:style-name="T25">sudo docker images</text:span></text:p>
      <text:p text:style-name="P14"><text:span text:style-name="T34">2</text:span>) To run arbitrary commands inside an existing container and access files inside Docker container : <text:span text:style-name="T25">sudo docker run -it -u root &lt;image ID&gt; bash</text:span></text:p>
      <text:list xml:id="list174402621415646" text:continue-list="list174401437684065" text:style-name="L1">
        <text:list-item>
          <text:p text:style-name="P44">-it option to run iterative mode</text:p>
        </text:list-item>
        <text:list-item>
          <text:p text:style-name="P44">-u root option to run Docker as root (allow to install things inside the docker container)</text:p>
        </text:list-item>
        <text:list-item>
          <text:p text:style-name="P44">&lt;mycontainer&gt; is the name or ID of the target container (run docker ps to identify the ID)</text:p>
        </text:list-item>
        <text:list-item>
          <text:p text:style-name="P47">bash option to be able to run some basics commands in bash inside the container</text:p>
        </text:list-item>
      </text:list>
      <text:p text:style-name="P18"><text:span text:style-name="T34">3</text:span>) To edit the Snakefile inside the Docker container’s shell :</text:p>
      <text:list xml:id="list4227893331" text:style-name="L4">
        <text:list-item>
          <text:p text:style-name="P50">Update : <text:span text:style-name="T25">apt-get update</text:span></text:p>
        </text:list-item>
        <text:list-item>
          <text:p text:style-name="P50">Install Vim : <text:span text:style-name="T25">apt-get install vim</text:span></text:p>
        </text:list-item>
        <text:list-item>
          <text:p text:style-name="P53">Modify t<text:span text:style-name="T31">he Snakefile : </text:span><text:span text:style-name="T12">add and change some values in the quast command </text:span></text:p>
          <text:list>
            <text:list-item>
              <text:p text:style-name="P53"><text:span text:style-name="T5">Original command</text:span><text:span text:style-name="T37"> : python /tellysis/tellink/quast-5.0.0/quast.py -m 500 -x 2500 --large --scaffold-gap-max-size 20000 -o ./rian_locus/rian_locus-eval -r /home/mallaury/Bureau/phd/project/GSDIa_louisa/ISA/rian_locus_assembly/genomes/mouse/mm10_correct_chr_name.fa</text:span></text:p>
            </text:list-item>
            <text:list-item>
              <text:p text:style-name="P55"><text:span text:style-name="T38">Modified command</text:span> : python /tellysis/tellink/quast-5.0.0/quast.py <text:span text:style-name="T7">-m </text:span><text:span text:style-name="T14">100</text:span> <text:span text:style-name="T15">-x </text:span><text:span text:style-name="T16">2500</text:span> <text:span text:style-name="T7">--large</text:span> <text:span text:style-name="T7">--</text:span><text:span text:style-name="T10">eukaryote</text:span><text:span text:style-name="T39"> </text:span>--scaffold-gap-max-size 20000 -o ./rian_locus/rian_locus-eval -r /home/mallaury/Bureau/phd/project/GSDIa_louisa/ISA/rian_locus_assembly/genomes/mouse/mm10_correct_chr_name.fa</text:p>
            </text:list-item>
          </text:list>
        </text:list-item>
      </text:list>
      <text:p text:style-name="P21"><text:span text:style-name="T34">4</text:span>) <text:span text:style-name="T21">Exit Docker container : </text:span><text:span text:style-name="T26">exit</text:span></text:p>
      <text:p text:style-name="P24"><text:soft-page-break/><text:span text:style-name="T34">5</text:span>) <text:span text:style-name="T22">Display a list of active containers to copy the container ID : </text:span><text:span text:style-name="T27">sudo docker ps -a</text:span></text:p>
      <text:p text:style-name="P27"><text:span text:style-name="T34">6</text:span>) Save changes into a new Docker image : <text:span text:style-name="T25">sudo docker commit &lt;container ID&gt; &lt;new_image_name&gt;</text:span></text:p>
      <text:p text:style-name="P27"><text:span text:style-name="T34">7</text:span>) <text:span text:style-name="T23">Check that the new image has been created : </text:span><text:span text:style-name="T28">sudo docker images</text:span></text:p>
      <text:p text:style-name="P30"><text:span text:style-name="T34">8</text:span>) <text:span text:style-name="T24">Modify </text:span><text:span text:style-name="T29">run_tellink.sh </text:span><text:span text:style-name="T30">script to replace the image ID by the new one </text:span><text:span text:style-name="T43">(</text:span><text:span text:style-name="T42">docker-tellinkv4</text:span><text:span text:style-name="T43">)</text:span></text:p>
      <text:p text:style-name="P34"><text:span text:style-name="T34">9</text:span>) Launch the tellink pipeline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1:01:11.813522041</meta:creation-date>
    <meta:generator>LibreOffice/7.2.4.1$Linux_X86_64 LibreOffice_project/b8e68b5bf61ce56d972a163ea31a18aecdcd64cd</meta:generator>
    <dc:date>2022-01-05T15:19:14.678711290</dc:date>
    <meta:editing-duration>PT4H17M26S</meta:editing-duration>
    <meta:editing-cycles>70</meta:editing-cycles>
    <meta:document-statistic meta:table-count="0" meta:image-count="0" meta:object-count="0" meta:page-count="4" meta:paragraph-count="99" meta:word-count="1159" meta:character-count="8283" meta:non-whitespace-character-count="7194"/>
  </office:meta>
</office:document-meta>
</file>